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68.86mm"/>
    </style:style>
    <style:style style:name="co3" style:family="table-column">
      <style:table-column-properties fo:break-before="auto" style:column-width="47.98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58.14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5.59mm" fo:break-before="auto" style:use-optimal-row-height="true"/>
    </style:style>
    <style:style style:name="ta1" style:family="table" style:master-page-name="PageStyle_5f_niet_20_vergeten">
      <style:table-properties table:display="true" style:writing-mode="lr-tb"/>
    </style:style>
    <style:style style:name="ta2" style:family="table" style:master-page-name="PageStyle_5f_resultaa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iet verge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office:value-type="string">
            <text:p>boekhoude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notaris</text:p>
          </table:table-cell>
          <table:table-cell office:value-type="string">
            <text:p>regelt de boekhoud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ociaal secretariaat</text:p>
          </table:table-cell>
          <table:table-cell office:value-type="string">
            <text:p>regelt de boekhoud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TW</text:p>
          </table:table-cell>
          <table:table-cell office:value-type="string">
            <text:p>regelt de boekhoud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websi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ankoop wag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verzekering wag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ankoop laptop ???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verzekering gewaarborgd inkom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ankoop GSM ?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ankoop fa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naamkaartjes</text:p>
          </table:table-cell>
          <table:table-cell office:value-type="string">
            <text:p>gratis op internet (vistaprint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rogramma voor opvolging</text:p>
          </table:table-cell>
          <table:table-cell office:value-type="string">
            <text:p>maak ik wel voor 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g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naam voor bedrijf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briefpapier ontwerpen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erkenning als advies instantie ???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vaste plaats om te tanken of kaa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fspraak met LRM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tartkapitaal voor bvb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erkkapitaal voor eerste maanden</text:p>
          </table:table-cell>
          <table:table-cell table:number-columns-repeated="254"/>
        </table:table-row>
      </table:table>
      <table:table table:name="resultaat" table:style-name="ta2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"/>
        <table:table-column table:style-name="co1" table:number-columns-repeated="251" table:default-cell-style-name="Default"/>
        <table:table-row table:style-name="ro1" table:number-rows-repeated="5">
          <table:table-cell table:number-columns-repeated="256"/>
        </table:table-row>
        <table:table-row table:style-name="ro1">
          <table:table-cell/>
          <table:table-cell office:value-type="string">
            <text:p>opbrengsten</text:p>
          </table:table-cell>
          <table:table-cell office:value-type="string">
            <text:p>facturatie</text:p>
          </table:table-cell>
          <table:table-cell/>
          <table:table-cell table:formula="oooc:=6000*12" office:value-type="float" office:value="72000">
            <office:annotation office:display="true" draw:style-name="gr1" draw:text-style-name="P2" svg:width="39.31mm" svg:height="10.82mm" svg:x="142.19mm" svg:y="9.18mm" draw:caption-point-x="-5.68mm" draw:caption-point-y="18.68mm">
              <dc:date>2007-05-22T00:00:00</dc:date>
              <text:p text:style-name="P1"><text:span text:style-name="T1">6000 euro per maand</text:span></text:p>
              <text:p text:style-name="P1"><text:span text:style-name="T2">= vb 60 u aan 100 euro</text:span></text:p>
            </office:annotation>
            <text:p>72,000.0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kosten</text:p>
          </table:table-cell>
          <table:table-cell office:value-type="string">
            <text:p>loon</text:p>
          </table:table-cell>
          <table:table-cell/>
          <table:table-cell table:formula="oooc:=2500*12" office:value-type="float" office:value="30000">
            <office:annotation office:display="true" draw:style-name="gr1" draw:text-style-name="P2" svg:width="53.53mm" svg:height="11.47mm" svg:x="149.15mm" svg:y="25.24mm" draw:caption-point-x="-12.64mm" draw:caption-point-y="19.33mm">
              <dc:date>2007-05-22T00:00:00</dc:date>
              <text:p text:style-name="P1"><text:span text:style-name="T1">netto 2500 per maand</text:span></text:p>
              <text:p text:style-name="P1"><text:span text:style-name="T2">indien niet genoeg, meer factureren</text:span></text:p>
            </office:annotation>
            <text:p>30,00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V</text:p>
          </table:table-cell>
          <table:table-cell/>
          <table:table-cell table:formula="oooc:=550*12" office:value-type="float" office:value="6600">
            <text:p>6,60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sociale bijdrage</text:p>
          </table:table-cell>
          <table:table-cell/>
          <table:table-cell table:formula="oooc:=2303*4" office:value-type="float" office:value="9212">
            <text:p>9,212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sociaal secretariaat </text:p>
          </table:table-cell>
          <table:table-cell/>
          <table:table-cell table:formula="oooc:=15*12" office:value-type="float" office:value="180">
            <text:p>18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verzekering gewaarborgd inkomen</text:p>
          </table:table-cell>
          <table:table-cell/>
          <table:table-cell table:formula="oooc:=1062*4" office:value-type="float" office:value="4248">
            <office:annotation office:display="true" draw:style-name="gr1" draw:text-style-name="P2" svg:width="29.28mm" svg:height="10.82mm" svg:x="149.43mm" svg:y="42.28mm" draw:caption-point-x="-12.92mm" draw:caption-point-y="24.57mm">
              <dc:date>2007-05-22T00:00:00</dc:date>
              <text:p text:style-name="P1"><text:span text:style-name="T1">niet noodzakelijk,</text:span></text:p>
              <text:p text:style-name="P1"><text:span text:style-name="T1">wel wenselijk</text:span></text:p>
              <text:p text:style-name="P3"><text:span text:style-name="T2"/></text:p>
            </office:annotation>
            <text:p>4,248.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wagen</text:p>
          </table:table-cell>
          <table:table-cell/>
          <table:table-cell table:formula="oooc:=460*12" office:value-type="float" office:value="5520">
            <office:annotation office:display="true" draw:style-name="gr1" draw:text-style-name="P2" svg:width="44.33mm" svg:height="6.23mm" svg:x="150.27mm" svg:y="59.64mm" draw:caption-point-x="-13.76mm" draw:caption-point-y="18.35mm">
              <dc:date>2007-05-22T00:00:00</dc:date>
              <text:p text:style-name="P1"><text:span text:style-name="T1">berekend obv C8 = mijne</text:span></text:p>
              <text:p text:style-name="P3"><text:span text:style-name="T2"/></text:p>
            </office:annotation>
            <text:p>5,52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verzekering wagen</text:p>
          </table:table-cell>
          <table:table-cell/>
          <table:table-cell table:formula="oooc:=565*2" office:value-type="float" office:value="1130">
            <text:p>1,13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enzine/diesel</text:p>
          </table:table-cell>
          <table:table-cell/>
          <table:table-cell table:formula="oooc:=230*12" office:value-type="float" office:value="2760">
            <text:p>2,76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nderhoud</text:p>
          </table:table-cell>
          <table:table-cell/>
          <table:table-cell office:value-type="float" office:value="700">
            <text:p>70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elasting</text:p>
          </table:table-cell>
          <table:table-cell/>
          <table:table-cell office:value-type="float" office:value="430">
            <text:p>430.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telefoon</text:p>
          </table:table-cell>
          <table:table-cell/>
          <table:table-cell table:formula="oooc:=200*12" office:value-type="float" office:value="2400">
            <text:p>2,40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kantoor</text:p>
          </table:table-cell>
          <table:table-cell/>
          <table:table-cell office:value-type="float" office:value="1000">
            <text:p>1,00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computer</text:p>
          </table:table-cell>
          <table:table-cell/>
          <table:table-cell office:value-type="float" office:value="2500">
            <text:p>2,50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oekhouder</text:p>
          </table:table-cell>
          <table:table-cell/>
          <table:table-cell table:formula="oooc:=125*12" office:value-type="float" office:value="1500">
            <office:annotation office:display="true" draw:style-name="gr1" draw:text-style-name="P2" svg:width="35.69mm" svg:height="7.53mm" svg:x="152.78mm" svg:y="111.41mm" draw:caption-point-x="-16.27mm" draw:caption-point-y="16.72mm">
              <dc:date>2007-05-22T00:00:00</dc:date>
              <text:p text:style-name="P1"><text:span text:style-name="T2">is kost van de mijne</text:span></text:p>
              <text:p text:style-name="P3"><text:span text:style-name="T2"/></text:p>
            </office:annotation>
            <text:p>1,500.0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representatie</text:p>
          </table:table-cell>
          <table:table-cell/>
          <table:table-cell office:value-type="float" office:value="2500">
            <text:p>2,500.00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string">
            <text:p>resutaat</text:p>
          </table:table-cell>
          <table:table-cell table:number-columns-repeated="2"/>
          <table:table-cell table:formula="oooc:=[.E6]-SUM([.E9:.E27])" office:value-type="float" office:value="1320">
            <text:p>1,320.00</text:p>
          </table:table-cell>
          <table:table-cell table:number-columns-repeated="251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BF</number:text>
    </number:number-style>
    <number:number-style style:name="N118">
      <number:text>-</number:text>
      <number:number number:decimal-places="0" number:min-integer-digits="1" number:grouping="true"/>
      <number:text> B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B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BF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BF</number:text>
    </number:number-style>
    <number:number-style style:name="N120">
      <number:text>-</number:text>
      <number:number number:decimal-places="2" number:min-integer-digits="1" number:grouping="true"/>
      <number:text> B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B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BF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BF </number:text>
    </number:number-style>
    <number:number-style style:name="N122P1" style:volatile="true">
      <number:text>-</number:text>
      <number:number number:decimal-places="0" number:min-integer-digits="1" number:grouping="true"/>
      <number:text> BF </number:text>
    </number:number-style>
    <number:number-style style:name="N122P2" style:volatile="true">
      <number:text> - BF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     </number:text>
    </number:number-style>
    <number:number-style style:name="N123P1" style:volatile="true">
      <number:text>-</number:text>
      <number:number number:decimal-places="0" number:min-integer-digits="1" number:grouping="true"/>
      <number:text>      </number:text>
    </number:number-style>
    <number:number-style style:name="N123P2" style:volatile="true">
      <number:text> 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BF </number:text>
    </number:number-style>
    <number:number-style style:name="N124P1" style:volatile="true">
      <number:text>-</number:text>
      <number:number number:decimal-places="2" number:min-integer-digits="1" number:grouping="true"/>
      <number:text> BF </number:text>
    </number:number-style>
    <number:number-style style:name="N124P2" style:volatile="true">
      <number:text> -</number:text>
      <number:number number:decimal-places="0" number:min-integer-digits="0"/>
      <number:text> B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     </number:text>
    </number:number-style>
    <number:number-style style:name="N125P1" style:volatile="true">
      <number:text>-</number:text>
      <number:number number:decimal-places="2" number:min-integer-digits="1" number:grouping="true"/>
      <number:text>      </number:text>
    </number:number-style>
    <number:number-style style:name="N125P2" style:volatile="true">
      <number:text> -</number:text>
      <number:number number: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3" number:min-integer-digits="1"/>
    </number:number-style>
    <number:currency-style style:name="N127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28">
      <number:number number:decimal-places="0" number:min-integer-digits="1" number:grouping="true"/>
      <number:text> </number:text>
      <number:currency-symbol number:language="ar">€</number:currency-symbol>
    </number:currency-style>
    <number:number-style style:name="N129">
      <number:number number:decimal-places="2" number:min-integer-digits="1" number:grouping="true"/>
      <number:text>   </number:text>
    </number:number-style>
    <number:currency-style style:name="N130">
      <number:number number:decimal-places="2" number:min-integer-digits="1" number:grouping="true"/>
      <number:text> </number:text>
      <number:currency-symbol>BEF</number:currency-symbol>
    </number:currency-style>
    <number:currency-style style:name="N131">
      <number:number number:decimal-places="0" number:min-integer-digits="1" number:grouping="true"/>
      <number:text> </number:text>
      <number:currency-symbol>BEF</number:currency-symbol>
    </number:currency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2">05/22/2007</text:date>, <text:time>18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iet_20_vergeten" style:display-name="PageStyle_niet vergete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sultaat" style:display-name="PageStyle_resultaa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Marcus Wieërs</meta:initial-creator>
    <meta:creation-date>2001-02-23T18:09:17</meta:creation-date>
    <dc:creator>Acer</dc:creator>
    <dc:date>2006-10-03T17:18:00</dc:date>
    <meta:print-date>2004-02-03T11:05:37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62"/>
  </office:meta>
</office:document-meta>
</file>